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LARGE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float" office:value="0.139333" calcext:value-type="float">
            <text:p>0,13933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r v1.1 chunksize 1</text:p>
          </table:table-cell>
          <table:table-cell/>
          <table:table-cell office:value-type="float" office:value="0.045926" calcext:value-type="float">
            <text:p>0,045926</text:p>
          </table:table-cell>
          <table:table-cell table:formula="of:=[.C3]/[.C6]" office:value-type="float" office:value="3.03385881635675" calcext:value-type="float">
            <text:p>3,03385881635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 v1.2 chunksize 2</text:p>
          </table:table-cell>
          <table:table-cell/>
          <table:table-cell office:value-type="float" office:value="0.5899" calcext:value-type="float">
            <text:p>0,58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v2.1 solo parreg fuori primo for</text:p>
          </table:table-cell>
          <table:table-cell/>
          <table:table-cell office:value-type="float" office:value="0.03998" calcext:value-type="float">
            <text:p>0,03998</text:p>
          </table:table-cell>
          <table:table-cell table:formula="of:=[.C3]/[.C9]" office:value-type="float" office:value="3.48506753376688" calcext:value-type="float">
            <text:p>3,48506753376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 v2.1 solo parreg fuori primo for static</text:p>
          </table:table-cell>
          <table:table-cell/>
          <table:table-cell office:value-type="float" office:value="0.0353" calcext:value-type="float">
            <text:p>0,0353</text:p>
          </table:table-cell>
          <table:table-cell table:formula="of:=[.C3]/[.C10]" office:value-type="float" office:value="3.9471104815864" calcext:value-type="float">
            <text:p>3,94711048158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PU v1 tutto tofrom</text:p>
          </table:table-cell>
          <table:table-cell/>
          <table:table-cell office:value-type="float" office:value="0.036933" calcext:value-type="float">
            <text:p>0,036933</text:p>
          </table:table-cell>
          <table:table-cell table:formula="of:=[.C3]/[.C12]" office:value-type="float" office:value="3.77258820025451" calcext:value-type="float">
            <text:p>3,77258820025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U v1.1 con solo dist_schedule(static)</text:p>
          </table:table-cell>
          <table:table-cell/>
          <table:table-cell office:value-type="string" calcext:value-type="string">
            <text:p>0,1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PU v1.2 schedule vari</text:p>
          </table:table-cell>
          <table:table-cell/>
          <table:table-cell office:value-type="float" office:value="0.005377" calcext:value-type="float">
            <text:p>0,005377</text:p>
          </table:table-cell>
          <table:table-cell table:formula="of:=[.C3]/[.C14]" office:value-type="float" office:value="25.9127766412498" calcext:value-type="float">
            <text:p>25,912776641249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TRAL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 </text:p>
          </table:table-cell>
          <table:table-cell/>
          <table:table-cell office:value-type="float" office:value="1.38" calcext:value-type="float">
            <text:p>1,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 v1 chunksize 1</text:p>
          </table:table-cell>
          <table:table-cell/>
          <table:table-cell office:value-type="float" office:value="0.5505" calcext:value-type="float">
            <text:p>0,5505</text:p>
          </table:table-cell>
          <table:table-cell table:formula="of:=[.C18]/[.C19]" office:value-type="float" office:value="2.50681198910082" calcext:value-type="float">
            <text:p>2,50681198910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 v2.1 solo parreg fuori primo for</text:p>
          </table:table-cell>
          <table:table-cell/>
          <table:table-cell office:value-type="float" office:value="0.39" calcext:value-type="float">
            <text:p>0,39</text:p>
          </table:table-cell>
          <table:table-cell table:formula="of:=[.C18]/[.C20]" office:value-type="float" office:value="3.53846153846154" calcext:value-type="float">
            <text:p>3,53846153846154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float" office:value="0.0444" calcext:value-type="float">
            <text:p>0,04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 v1 chunksize 1</text:p>
          </table:table-cell>
          <table:table-cell/>
          <table:table-cell office:value-type="float" office:value="0.08412" calcext:value-type="float">
            <text:p>0,084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 v1 chunksize 2</text:p>
          </table:table-cell>
          <table:table-cell/>
          <table:table-cell office:value-type="float" office:value="0.0888" calcext:value-type="float">
            <text:p>0,08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 v1 chunksize 6</text:p>
          </table:table-cell>
          <table:table-cell/>
          <table:table-cell office:value-type="float" office:value="0.109" calcext:value-type="float">
            <text:p>0,109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6:54.634652245</meta:creation-date>
    <dc:date>2022-11-14T16:33:17.505283705</dc:date>
    <meta:editing-duration>PT2M21S</meta:editing-duration>
    <meta:editing-cycles>1</meta:editing-cycles>
    <meta:document-statistic meta:table-count="1" meta:cell-count="42" meta:object-count="0"/>
    <meta:generator>LibreOffice/7.1.7.2$Linux_X86_64 LibreOffice_project/10$Build-2</meta:generator>
  </office:meta>
</office:document-meta>
</file>